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f9903" officeooo:paragraph-rsid="001f9903"/>
    </style:style>
    <style:style style:name="P2" style:family="paragraph" style:parent-style-name="Preformatted_20_Text">
      <style:text-properties fo:font-weight="bold" officeooo:rsid="001f9903" officeooo:paragraph-rsid="001f9903" style:font-weight-asian="bold" style:font-weight-complex="bold"/>
    </style:style>
    <style:style style:name="P3" style:family="paragraph" style:parent-style-name="Preformatted_20_Text">
      <style:text-properties fo:color="#333333" officeooo:rsid="001f9903" officeooo:paragraph-rsid="001f9903"/>
    </style:style>
    <style:style style:name="P4" style:family="paragraph" style:parent-style-name="Preformatted_20_Text">
      <style:text-properties fo:color="#333333" fo:font-style="italic" officeooo:rsid="001f9903" officeooo:paragraph-rsid="001f9903" style:font-style-asian="italic" style:font-style-complex="italic"/>
    </style:style>
    <style:style style:name="P5" style:family="paragraph" style:parent-style-name="Preformatted_20_Text">
      <style:text-properties fo:font-size="12pt" fo:font-weight="bold" officeooo:rsid="001f9903" officeooo:paragraph-rsid="001f9903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left="1.251cm" fo:margin-right="0cm" fo:text-indent="0cm" style:auto-text-indent="false"/>
      <style:text-properties officeooo:rsid="001f9903" officeooo:paragraph-rsid="00217501"/>
    </style:style>
    <style:style style:name="P7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officeooo:rsid="00217501" officeooo:paragraph-rsid="0021d0cc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officeooo:rsid="001f9903" officeooo:paragraph-rsid="001f9903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officeooo:rsid="001f9903" officeooo:paragraph-rsid="00217501"/>
    </style:style>
    <style:style style:name="P10" style:family="paragraph" style:parent-style-name="Preformatted_20_Text">
      <style:paragraph-properties fo:margin-left="0cm" fo:margin-right="0cm" fo:text-indent="0cm" style:auto-text-indent="false"/>
      <style:text-properties fo:font-weight="bold" officeooo:rsid="001f9903" officeooo:paragraph-rsid="001f9903" style:font-weight-asian="bold" style:font-weight-complex="bold"/>
    </style:style>
    <style:style style:name="P11" style:family="paragraph" style:parent-style-name="Preformatted_20_Text">
      <style:paragraph-properties fo:margin-left="-1.251cm" fo:margin-right="0cm" fo:text-indent="0cm" style:auto-text-indent="false"/>
      <style:text-properties officeooo:rsid="001f9903" officeooo:paragraph-rsid="001f9903"/>
    </style:style>
    <style:style style:name="P12" style:family="paragraph" style:parent-style-name="Preformatted_20_Text">
      <style:paragraph-properties fo:margin-top="0.4cm" fo:margin-bottom="0.4cm" style:contextual-spacing="false" fo:text-align="center" style:justify-single-word="false" fo:background-color="#00ccff">
        <style:background-image/>
      </style:paragraph-properties>
      <style:text-properties fo:color="#ffffff" fo:font-size="18pt" fo:font-weight="bold" officeooo:rsid="001f9903" officeooo:paragraph-rsid="001f9903" fo:background-color="transparent" style:font-size-asian="18pt" style:font-weight-asian="bold" style:font-size-complex="18pt" style:font-weight-complex="bold" style:shadow="none"/>
    </style:style>
    <style:style style:name="P13" style:family="paragraph" style:parent-style-name="Preformatted_20_Text">
      <style:paragraph-properties fo:margin-left="6.253cm" fo:margin-right="0cm" fo:text-align="start" style:justify-single-word="false" fo:text-indent="0cm" style:auto-text-indent="false"/>
      <style:text-properties officeooo:rsid="00217501" officeooo:paragraph-rsid="0021d0cc"/>
    </style:style>
    <style:style style:name="T1" style:family="text">
      <style:text-properties officeooo:rsid="002175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750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7501" style:font-weight-asian="normal" style:font-weight-complex="normal"/>
    </style:style>
    <style:style style:name="T6" style:family="text">
      <style:text-properties fo:color="#ff0000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color="#3399ff" fo:font-weight="normal" style:font-weight-asian="normal" style:font-weight-complex="normal"/>
    </style:style>
    <style:style style:name="T9" style:family="text">
      <style:text-properties fo:color="#00ffff" fo:font-weight="normal" style:font-weight-asian="normal" style:font-weight-complex="normal"/>
    </style:style>
    <style:style style:name="T10" style:family="text">
      <style:text-properties fo:color="#0066ff" fo:font-weight="normal" style:font-weight-asian="normal" style:font-weight-complex="normal"/>
    </style:style>
    <style:style style:name="T11" style:family="text">
      <style:text-properties fo:color="#ff9900" fo:font-weight="normal" style:font-weight-asian="normal" style:font-weight-complex="normal"/>
    </style:style>
    <style:style style:name="T12" style:family="text">
      <style:text-properties officeooo:rsid="0021d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ésentation du site</text:p>
      <text:p text:style-name="P1"/>
      <text:p text:style-name="P4">Le logiciel de notre site est sous forme d'un model MVC.</text:p>
      <text:p text:style-name="P3"/>
      <text:p text:style-name="P1"/>
      <text:p text:style-name="P5">Le dossier <text:span text:style-name="T6">core</text:span></text:p>
      <text:p text:style-name="P2"/>
      <text:p text:style-name="P8">Ce dossier contient les classes mère<text:span text:style-name="T12">s</text:span> des classes de models et des controlleurs ainsi que la classes du helper html et le fichier de config de la base de données. </text:p>
      <text:p text:style-name="P11"/>
      <text:p text:style-name="P10">controller.php</text:p>
      <text:p text:style-name="P8"/>
      <text:p text:style-name="P9"><text:span text:style-name="T1">Dans ce fichier on trouve la classe </text:span><text:span text:style-name="T3">Contoller</text:span><text:span text:style-name="T1"> qui a pour attribut le nom de la vue, le nom du layout ainsi qu'un </text:span><text:span text:style-name="T3">array</text:span><text:span text:style-name="T5"> contenant les variables transmises à la vue. On a a notre dispition :</text:span></text:p>
      <text:p text:style-name="P9"><text:span text:style-name="T5"/></text:p>
      <text:p text:style-name="P6"><text:span text:style-name="T5">- Une méthode static </text:span><text:span text:style-name="T3">check_session</text:span><text:span text:style-name="T5"> qui permet de verifier si la session d'un utilisateur est valide ou non</text:span></text:p>
      <text:p text:style-name="P6"/>
      <text:p text:style-name="P6"><text:span text:style-name="T5">- Le constructeur qui attribu des valeurs par défaut pour la vue et le layout.</text:span></text:p>
      <text:p text:style-name="P6"/>
      <text:p text:style-name="P6"><text:span text:style-name="T5">- Une méthode </text:span><text:span text:style-name="T3">display </text:span><text:span text:style-name="T5">permettant d'appeler la vue et de faire le rendu tout en intégrand les variables à celle-ci.Cete méthode pren en paramètre le nom de la vue.</text:span></text:p>
      <text:p text:style-name="P6"/>
      <text:p text:style-name="P6"><text:span text:style-name="T5">- La méthode </text:span><text:span text:style-name="T3">giveVar</text:span><text:span text:style-name="T5"> qui permet de passer une variable de n'importe quel type aux vue que l'on va appeler grace a </text:span><text:span text:style-name="T3">display</text:span><text:span text:style-name="T5">.</text:span></text:p>
      <text:p text:style-name="P1"><text:tab/></text:p>
      <text:p text:style-name="P11"><text:tab/><text:span text:style-name="T2">helper.php</text:span></text:p>
      <text:p text:style-name="P11"/>
      <text:p text:style-name="P8"><text:span text:style-name="T1">Ce fichier contient une classe composée uniquement de methodes statiques permettant <text:s/>d'automatiser et de s'implifier l'appel de différents éléments html. Des Methoes existes pour les éléments </text:span><text:span text:style-name="T3">css</text:span><text:span text:style-name="T5">, </text:span><text:span text:style-name="T3">image</text:span><text:span text:style-name="T5">, </text:span><text:span text:style-name="T3">liens</text:span><text:span text:style-name="T5">, </text:span><text:span text:style-name="T3">javascript</text:span><text:span text:style-name="T5"> et </text:span><text:span text:style-name="T3">favicon</text:span><text:span text:style-name="T5">.</text:span></text:p>
      <text:p text:style-name="P8"><text:span text:style-name="T5"/></text:p>
      <text:p text:style-name="P8"><text:span text:style-name="T5">L'appel d'un helper dans une vue se fait de la manière suivante :</text:span></text:p>
      <text:p text:style-name="P8"><text:span text:style-name="T5"/></text:p>
      <text:p text:style-name="P7"><text:span text:style-name="T10">html</text:span><text:span text:style-name="T7">::</text:span><text:span text:style-name="T4">link(</text:span><text:span text:style-name="T11">'Lire plus'</text:span><text:span text:style-name="T4">, array(</text:span></text:p>
      <text:p text:style-name="P13"><text:span text:style-name="T11">'controller'</text:span><text:span text:style-name="T7">=&gt;</text:span><text:span text:style-name="T11">'Posts'</text:span><text:span text:style-name="T4">, </text:span></text:p>
      <text:p text:style-name="P13"><text:span text:style-name="T11">'view'</text:span><text:span text:style-name="T7">=&gt;</text:span><text:span text:style-name="T11">'view'</text:span><text:span text:style-name="T4">, </text:span></text:p>
      <text:p text:style-name="P13"><text:span text:style-name="T11">'params'</text:span><text:span text:style-name="T7">=&gt;</text:span><text:span text:style-name="T4">$value</text:span><text:span text:style-name="T7">-&gt;</text:span><text:span text:style-name="T4">getId()</text:span></text:p>
      <text:p text:style-name="P13"><text:span text:style-name="T5">));</text:span></text:p>
      <text:p text:style-name="P11"><text:tab/></text:p>
      <text:p text:style-name="P11"><text:tab/>model.php</text:p>
      <text:p text:style-name="P1"/>
      <text:p text:style-name="P1">Le dossier controllers</text:p>
      <text:p text:style-name="P1"/>
      <text:p text:style-name="P1">Le dossier view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17:30:28.156842239</dc:date>
    <meta:generator>LibreOffice/4.2.5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23" meta:word-count="230" meta:character-count="1380" meta:non-whitespace-character-count="1163"/>
  </office:meta>
</office:document-meta>
</file>